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6.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6.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office:automatic-styles>
  <office:body>
    <office:text>
      <text:p text:style-name="P1"><text:span text:style-name="T1">Introduction to business problem</text:span></text:p>
      <text:p text:style-name="P1"><text:span text:style-name="T2">Introduction</text:span></text:p>
      <text:p text:style-name="P1"><text:span text:style-name="T3">Mumbai</text:span><text:span text:style-name="T4"><text:s/>also known as<text:s/></text:span><text:span text:style-name="T5">Bombay</text:span><text:span text:style-name="T6"><text:s/>is the capital city of the Indian state of<text:s/></text:span><text:span text:style-name="T7">Maharashtra</text:span><text:span text:style-name="T8">.According to United Nations,as 2018 Mumbai is the second most populas city in India after Delhi.Mumbai also known as Wealthiest city in India.There are lot of Tourist places like:</text:span><text:span text:style-name="T9"><text:s/></text:span><text:span text:style-name="T10">Gateway of India,Elephant Caves and a lot.Many tourists visits Mumbai daily,as it is densly populated area it is difficult to find the what restaurants are there and where they are.For people who used to live in or visiting Mumbai,how do you know what are the best places are to get something to eat?</text:span></text:p>
      <text:p text:style-name="P1"><text:span text:style-name="T11">Business Problem</text:span></text:p>
      <text:p text:style-name="P1"><text:span text:style-name="T12">For this project iam going to create a simple guide on where to eat based on the foursquare likes,restaurant category and geographic location data for restaurants in Mumbai.I will then cluster these restaurants based on the similarities so that the user can easily determine what type of restaurants are best to eat based on FourSquare user feedback.</text:span></text:p>
      <text:p text:style-name="P1"><text:span text:style-name="T13">Data Required</text:span></text:p>
      <text:p text:style-name="P1"><text:span text:style-name="T14">For this assignment,I will be utilizing the FourSquare API to pull the following location data on restaurants in Mumbai,India:</text:span></text:p>
      <text:list text:style-name="L2">
        <text:list-item>
          <text:p text:style-name="P2"><text:span text:style-name="T14">venue Id</text:span></text:p>
        </text:list-item>
        <text:list-item>
          <text:p text:style-name="P2"><text:span text:style-name="T14">venue Name</text:span></text:p>
        </text:list-item>
        <text:list-item>
          <text:p text:style-name="P2"><text:span text:style-name="T14">venue Location</text:span></text:p>
        </text:list-item>
        <text:list-item>
          <text:p text:style-name="P2"><text:span text:style-name="T14">venue Category</text:span></text:p>
        </text:list-item>
      </text:list>
      <text:p text:style-name="P3"><text:span text:style-name="T15"><text:s/>Data Acquisition Approach</text:span></text:p>
      <text:p text:style-name="P3"><text:span text:style-name="T16">To acquire the data mentioned above,I<text:s text:c="2"/>use the following:</text:span></text:p>
      <text:list text:style-name="L4">
        <text:list-item>
          <text:p text:style-name="P4"><text:span text:style-name="T16"><text:s text:c="2"/>Get geolocator lat and long coordinates for Mumbai,India.</text:span></text:p>
        </text:list-item>
        <text:list-item>
          <text:p text:style-name="P4"><text:span text:style-name="T16"><text:s text:c="3"/>use FourSquare API to get a list of all venues in Mumbai</text:span></text:p>
        </text:list-item>
        <text:list-item>
          <text:p text:style-name="P4"><text:span text:style-name="T16"><text:s text:c="5"/>Get venue name,venue ID,Location,category and likes</text:span></text:p>
        </text:list-item>
      </text:list>
      <text:p text:style-name="P5"><text:span text:style-name="T17">Algorithm used</text:span></text:p>
      <text:p text:style-name="P5"><text:span text:style-name="T18">I will take the gathered data and will create a k-means clustering algorithm that groups the restaurant into 3-4 clusters so that people looking to eat can easily see which restaurants are the best to eat,what cusine is available and where in Mumbai they can look to eat</text:span></text:p>
      <text:p text:style-name="P5"><text:span text:style-name="T19">Results</text:span></text:p>
      <text:p text:style-name="P5"><text:span text:style-name="T20">Four clusters are generated by using kMeans algorithm and the restaurants are divided into four groups based on the characteristics</text:span></text:p>
      <text:p text:style-name="P5"><text:span text:style-name="T20">They are as follows:</text:span></text:p>
      <text:p text:style-name="P5"><text:span text:style-name="T21">Cluster1:</text:span></text:p>
      <text:list text:style-name="L6">
        <text:list-item>
          <text:p text:style-name="P6"><text:span text:style-name="T22">Italian food</text:span><text:span text:style-name="T23"/></text:p>
        </text:list-item>
        <text:list-item>
          <text:p text:style-name="P6"><text:span text:style-name="T24">Asian food</text:span><text:span text:style-name="T25"/></text:p>
        </text:list-item>
        <text:list-item>
          <text:p text:style-name="P6"><text:span text:style-name="T26">Bars</text:span><text:span text:style-name="T27"/></text:p>
        </text:list-item>
      </text:list>
      <text:p text:style-name="P7"><draw:frame text:anchor-type="as-char" svg:width="152.40mm" svg:height="85.73mm" style:rel-width="scale" style:rel-height="scale"><draw:object-ole xlink:href="OleObj1"/><draw:image xlink:href="ObjectReplacements/OleObj1"/></draw:frame><text:span text:style-name="T28"/></text:p>
      <text:p text:style-name="P7"><text:span text:style-name="T29">Cluster 2:</text:span></text:p>
      <text:list text:style-name="L8">
        <text:list-item>
          <text:p text:style-name="P8"><text:span text:style-name="T30">Cafes</text:span><text:span text:style-name="T31"/></text:p>
        </text:list-item>
        <text:list-item>
          <text:p text:style-name="P8"><text:span text:style-name="T32">Coffee shops</text:span><text:span text:style-name="T33"/></text:p>
        </text:list-item>
        <text:list-item>
          <text:p text:style-name="P8"><text:span text:style-name="T34">pizza place</text:span><text:span text:style-name="T35"/></text:p>
        </text:list-item>
        <text:list-item>
          <text:p text:style-name="P8"><text:span text:style-name="T36">Bakery</text:span><text:span text:style-name="T37"><text:s/></text:span></text:p>
        </text:list-item>
        <text:list-item>
          <text:p text:style-name="P8"><text:span text:style-name="T38">Ice ceam shop</text:span><text:span text:style-name="T39"/></text:p>
        </text:list-item>
      </text:list>
      <text:p text:style-name="P9"><draw:frame text:anchor-type="as-char" svg:width="152.40mm" svg:height="94.62mm" style:rel-width="scale" style:rel-height="scale"><draw:object-ole xlink:href="OleObj2"/><draw:image xlink:href="ObjectReplacements/OleObj2"/></draw:frame><text:span text:style-name="T40"/></text:p>
      <text:p text:style-name="P9"><text:span text:style-name="T41">Cluster 3:</text:span></text:p>
      <text:list text:style-name="L10">
        <text:list-item>
          <text:p text:style-name="P10"><text:span text:style-name="T42">Indian Restaurants</text:span></text:p>
        </text:list-item>
        <text:list-item>
          <text:p text:style-name="P10"><text:span text:style-name="T42">Vegan Restaurants</text:span></text:p>
        </text:list-item>
      </text:list>
      <text:p text:style-name="P11"><draw:frame text:anchor-type="as-char" svg:width="152.40mm" svg:height="82.13mm" style:rel-width="scale" style:rel-height="scale"><draw:object-ole xlink:href="OleObj3"/><draw:image xlink:href="ObjectReplacements/OleObj3"/></draw:frame><text:span text:style-name="T42"/></text:p>
      <text:p text:style-name="P11"><text:span text:style-name="T43">Cluster 4:</text:span></text:p>
      <text:list text:style-name="L12">
        <text:list-item>
          <text:p text:style-name="P12"><text:span text:style-name="T44">Fast food</text:span></text:p>
        </text:list-item>
        <text:list-item>
          <text:p text:style-name="P12"><text:span text:style-name="T44">chineese food</text:span></text:p>
        </text:list-item>
      </text:list>
      <text:p text:style-name="P13"><draw:frame text:anchor-type="as-char" svg:width="152.40mm" svg:height="52.49mm" style:rel-width="scale" style:rel-height="scale"><draw:object-ole xlink:href="OleObj4"/><draw:image xlink:href="ObjectReplacements/OleObj4"/></draw:frame><text:span text:style-name="T44"/></text:p>
      <text:p text:style-name="P13"><text:span text:style-name="T45">Map of Clusters</text:span></text:p>
      <text:p text:style-name="P13"><draw:frame text:anchor-type="as-char" svg:width="152.40mm" svg:height="71.97mm" style:rel-width="scale" style:rel-height="scale"><draw:object-ole xlink:href="OleObj5"/><draw:image xlink:href="ObjectReplacements/OleObj5"/></draw:frame><text:span text:style-name="T45"/></text:p>
      <text:p text:style-name="P13"><text:span text:style-name="T45"/></text:p>
      <text:p text:style-name="P13"><draw:frame text:anchor-type="as-char" svg:width="152.40mm" svg:height="67.95mm" style:rel-width="scale" style:rel-height="scale"><draw:object-ole xlink:href="OleObj6"/><draw:image xlink:href="ObjectReplacements/OleObj6"/></draw:frame><text:span text:style-name="T45"/></text:p>
      <text:p text:style-name="P13"><text:span text:style-name="T45"/></text:p>
      <text:p text:style-name="P13"><text:span text:style-name="T46"/></text:p>
      <text:p text:style-name="P13"><text:span text:style-name="T46"/></text:p>
      <text:p text:style-name="P13"><text:span text:style-name="T46"/></text:p>
      <text:p text:style-name="P13"><text:span text:style-name="T47"/></text:p>
      <text:p text:style-name="P13"><text:span text:style-name="T48"/></text:p>
      <text:p text:style-name="P14"><text:span text:style-name="T49"/></text:p>
      <text:p text:style-name="P14"><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